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63b99" officeooo:paragraph-rsid="00163b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made up scale on yield based on PAR</text:p>
      <text:p text:style-name="P1">500 PAR 1.25 ounce per sq ft</text:p>
      <text:p text:style-name="P1">750 PAR 1.50 ounce per sq ft</text:p>
      <text:p text:style-name="P1">1000 PAR 1.75 ounce per sq ft</text:p>
      <text:p text:style-name="P1">1250 PAR 2 ounce per sq ft</text:p>
      <text:p text:style-name="P1">1500 PAR 2.25 ounce per sq ft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5:05:12.823216000</meta:creation-date>
    <dc:date>2017-09-16T16:28:36.482946000</dc:date>
    <meta:editing-duration>PT1H8M39S</meta:editing-duration>
    <meta:editing-cycles>1</meta:editing-cycles>
    <meta:document-statistic meta:table-count="0" meta:image-count="0" meta:object-count="0" meta:page-count="1" meta:paragraph-count="6" meta:word-count="43" meta:character-count="175" meta:non-whitespace-character-count="138"/>
    <meta:generator>LibreOffice/5.3.4.2$MacOSX_X86_64 LibreOffice_project/f82d347ccc0be322489bf7da61d7e4ad13fe2ff3</meta:generator>
  </office:meta>
</office:document-meta>
</file>